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21.001cm" table:align="center"/>
    </style:style>
    <style:style style:name="Table1.A" style:family="table-column">
      <style:table-column-properties style:column-width="7.001cm"/>
    </style:style>
    <style:style style:name="Table1.B" style:family="table-column">
      <style:table-column-properties style:column-width="14cm"/>
    </style:style>
    <style:style style:name="Table1.A1" style:family="table-cell">
      <style:table-cell-properties fo:padding="0.3cm" fo:border="none"/>
    </style:style>
    <style:style style:name="Table4" style:family="table">
      <style:table-properties style:width="13.4cm" fo:margin-top="0cm" fo:margin-bottom="0.199cm" table:align="margins"/>
    </style:style>
    <style:style style:name="Table4.A" style:family="table-column">
      <style:table-column-properties style:column-width="2.263cm" style:rel-column-width="795*"/>
    </style:style>
    <style:style style:name="Table4.B" style:family="table-column">
      <style:table-column-properties style:column-width="11.137cm" style:rel-column-width="3914*"/>
    </style:style>
    <style:style style:name="Table4.A1" style:family="table-cell">
      <style:table-cell-properties fo:padding="0.097cm" fo:border="none"/>
    </style:style>
    <style:style style:name="Table5" style:family="table">
      <style:table-properties style:width="13.4cm" table:align="margins"/>
    </style:style>
    <style:style style:name="Table5.A" style:family="table-column">
      <style:table-column-properties style:column-width="2.903cm" style:rel-column-width="1020*"/>
    </style:style>
    <style:style style:name="Table5.B" style:family="table-column">
      <style:table-column-properties style:column-width="10.497cm" style:rel-column-width="3689*"/>
    </style:style>
    <style:style style:name="Table5.A1" style:family="table-cell">
      <style:table-cell-properties fo:padding="0.097cm" fo:border="none"/>
    </style:style>
    <style:style style:name="Table4" style:family="table">
      <style:table-properties style:width="13.4cm" fo:margin-top="0cm" fo:margin-bottom="0.199cm" table:align="margins"/>
    </style:style>
    <style:style style:name="Table4.A" style:family="table-column">
      <style:table-column-properties style:column-width="2.263cm" style:rel-column-width="795*"/>
    </style:style>
    <style:style style:name="Table4.B" style:family="table-column">
      <style:table-column-properties style:column-width="11.137cm" style:rel-column-width="3914*"/>
    </style:style>
    <style:style style:name="Table4.A1" style:family="table-cell">
      <style:table-cell-properties fo:padding="0.097cm" fo:border="none"/>
    </style:style>
    <style:style style:name="Table5" style:family="table">
      <style:table-properties style:width="13.4cm" table:align="margins"/>
    </style:style>
    <style:style style:name="Table5.A" style:family="table-column">
      <style:table-column-properties style:column-width="2.903cm" style:rel-column-width="1020*"/>
    </style:style>
    <style:style style:name="Table5.B" style:family="table-column">
      <style:table-column-properties style:column-width="10.497cm" style:rel-column-width="3689*"/>
    </style:style>
    <style:style style:name="Table5.A1" style:family="table-cell">
      <style:table-cell-properties fo:padding="0.097cm" fo:border="none"/>
    </style:style>
    <style:style style:name="P1" style:family="paragraph" style:parent-style-name="CV_20_Title_20_White">
      <style:text-properties fo:color="#ffffff" loext:opacity="100%"/>
    </style:style>
    <style:style style:name="P2" style:family="paragraph" style:parent-style-name="Heading_20_2">
      <style:text-properties fo:color="#ffffff" loext:opacity="100%" fo:font-size="18pt" officeooo:rsid="0173e5d0" officeooo:paragraph-rsid="0173e5d0" style:font-size-asian="18pt" style:font-size-complex="18pt"/>
    </style:style>
    <style:style style:name="P3" style:family="paragraph" style:parent-style-name="Standard">
      <style:text-properties officeooo:paragraph-rsid="016ba508"/>
    </style:style>
    <style:style style:name="P4" style:family="paragraph" style:parent-style-name="Standard" style:list-style-name="L1">
      <style:text-properties fo:color="#ffffff" loext:opacity="100%" fo:font-size="12pt" style:font-size-asian="12pt" style:font-size-complex="12pt"/>
    </style:style>
    <style:style style:name="P5" style:family="paragraph" style:parent-style-name="Standard" style:list-style-name="L1">
      <style:text-properties fo:color="#ffffff" loext:opacity="100%" fo:font-size="12pt" officeooo:rsid="01c6f1d7" officeooo:paragraph-rsid="01c6f1d7" style:font-size-asian="12pt" style:font-size-complex="12pt"/>
    </style:style>
    <style:style style:name="P6" style:family="paragraph" style:parent-style-name="Standard" style:list-style-name="L1">
      <style:text-properties fo:color="#ffffff" loext:opacity="100%" fo:font-size="12pt" officeooo:rsid="01cb8e2c" officeooo:paragraph-rsid="01cb8e2c" style:font-size-asian="12pt" style:font-size-complex="12pt"/>
    </style:style>
    <style:style style:name="P7" style:family="paragraph" style:parent-style-name="Standard" style:list-style-name="L1">
      <style:text-properties fo:color="#ffffff" loext:opacity="100%" fo:font-size="12pt" officeooo:rsid="01cdb44e" officeooo:paragraph-rsid="01cdb44e" style:font-size-asian="12pt" style:font-size-complex="12pt"/>
    </style:style>
    <style:style style:name="P8" style:family="paragraph" style:parent-style-name="Standard" style:list-style-name="L2">
      <style:text-properties fo:color="#ffffff" loext:opacity="100%"/>
    </style:style>
    <style:style style:name="P9" style:family="paragraph" style:parent-style-name="Standard" style:list-style-name="L2">
      <style:text-properties fo:color="#ffffff" loext:opacity="100%" officeooo:rsid="019af90d" officeooo:paragraph-rsid="019af90d"/>
    </style:style>
    <style:style style:name="P10" style:family="paragraph" style:parent-style-name="Standard" style:list-style-name="L2">
      <style:text-properties fo:color="#ffffff" loext:opacity="100%" officeooo:rsid="019f0367" officeooo:paragraph-rsid="019f0367"/>
    </style:style>
    <style:style style:name="P11" style:family="paragraph" style:parent-style-name="Standard">
      <style:text-properties fo:color="#ffffff" loext:opacity="100%" fo:font-style="normal" fo:font-weight="bold" style:font-style-asian="normal" style:font-weight-asian="bold" style:font-style-complex="normal" style:font-weight-complex="bold"/>
    </style:style>
    <style:style style:name="P12" style:family="paragraph" style:parent-style-name="Standard">
      <style:text-properties fo:color="#ffffff" loext:opacity="100%" fo:font-weight="bold" style:font-weight-asian="bold" style:font-weight-complex="bold"/>
    </style:style>
    <style:style style:name="P13" style:family="paragraph" style:parent-style-name="Table_20_Contents">
      <style:text-properties officeooo:rsid="0045dc6d" officeooo:paragraph-rsid="0045dc6d"/>
    </style:style>
    <style:style style:name="P14" style:family="paragraph" style:parent-style-name="Table_20_Contents">
      <style:text-properties fo:font-weight="bold" officeooo:rsid="00471247" officeooo:paragraph-rsid="00471247" style:font-weight-asian="bold" style:font-weight-complex="bold"/>
    </style:style>
    <style:style style:name="P15" style:family="paragraph" style:parent-style-name="Table_20_Contents">
      <style:text-properties fo:font-weight="bold" officeooo:rsid="004a5b48" officeooo:paragraph-rsid="004a5b48" style:font-weight-asian="bold" style:font-weight-complex="bold"/>
    </style:style>
    <style:style style:name="P16" style:family="paragraph" style:parent-style-name="Table_20_Contents">
      <style:text-properties fo:font-weight="bold" officeooo:rsid="006acd0e" officeooo:paragraph-rsid="016ba508" style:font-weight-asian="bold" style:font-weight-complex="bold"/>
    </style:style>
    <style:style style:name="P17" style:family="paragraph" style:parent-style-name="Table_20_Contents">
      <style:text-properties fo:font-weight="bold" officeooo:rsid="00733783" officeooo:paragraph-rsid="016ba508" style:font-weight-asian="bold" style:font-weight-complex="bold"/>
    </style:style>
    <style:style style:name="P18" style:family="paragraph" style:parent-style-name="Table_20_Contents">
      <style:text-properties fo:font-weight="bold" officeooo:rsid="009b29cc" officeooo:paragraph-rsid="016ba508" style:font-weight-asian="bold" style:font-weight-complex="bold"/>
    </style:style>
    <style:style style:name="P19" style:family="paragraph" style:parent-style-name="Table_20_Contents">
      <style:text-properties fo:font-weight="bold" officeooo:rsid="00c32608" officeooo:paragraph-rsid="016ba508" style:font-weight-asian="bold" style:font-weight-complex="bold"/>
    </style:style>
    <style:style style:name="P20" style:family="paragraph" style:parent-style-name="Table_20_Contents">
      <style:text-properties fo:font-weight="bold" officeooo:rsid="00ee8ae6" officeooo:paragraph-rsid="016ba508" style:font-weight-asian="bold" style:font-weight-complex="bold"/>
    </style:style>
    <style:style style:name="P21" style:family="paragraph" style:parent-style-name="Table_20_Contents">
      <style:text-properties fo:font-weight="bold" officeooo:rsid="012f7c0c" officeooo:paragraph-rsid="016ba508" style:font-weight-asian="bold" style:font-weight-complex="bold"/>
    </style:style>
    <style:style style:name="P22" style:family="paragraph" style:parent-style-name="Table_20_Contents">
      <style:text-properties officeooo:paragraph-rsid="0045dc6d"/>
    </style:style>
    <style:style style:name="P23" style:family="paragraph" style:parent-style-name="Table_20_Contents">
      <style:text-properties officeooo:rsid="00471247" officeooo:paragraph-rsid="00471247"/>
    </style:style>
    <style:style style:name="P24" style:family="paragraph" style:parent-style-name="Table_20_Contents">
      <style:text-properties officeooo:rsid="004a5b48" officeooo:paragraph-rsid="004a5b48"/>
    </style:style>
    <style:style style:name="P25" style:family="paragraph" style:parent-style-name="Table_20_Contents">
      <style:text-properties officeooo:rsid="0056b17f" officeooo:paragraph-rsid="016ba508"/>
    </style:style>
    <style:style style:name="P26" style:family="paragraph" style:parent-style-name="Table_20_Contents">
      <style:text-properties officeooo:rsid="00716e2c" officeooo:paragraph-rsid="016ba508"/>
    </style:style>
    <style:style style:name="P27" style:family="paragraph" style:parent-style-name="Table_20_Contents" style:list-style-name="L3">
      <style:text-properties fo:font-size="11pt" fo:font-weight="normal" officeooo:rsid="007a4e7a" officeooo:paragraph-rsid="016ba508" style:font-size-asian="11pt" style:font-weight-asian="normal" style:font-size-complex="11pt" style:font-weight-complex="normal"/>
    </style:style>
    <style:style style:name="P28" style:family="paragraph" style:parent-style-name="Table_20_Contents" style:list-style-name="L3">
      <style:text-properties fo:font-size="11pt" fo:font-weight="normal" officeooo:rsid="007a76ac" officeooo:paragraph-rsid="016ba508" style:font-size-asian="11pt" style:font-weight-asian="normal" style:font-size-complex="11pt" style:font-weight-complex="normal"/>
    </style:style>
    <style:style style:name="P29" style:family="paragraph" style:parent-style-name="Table_20_Contents">
      <style:text-properties fo:font-size="11pt" fo:font-weight="normal" officeooo:rsid="00471247" officeooo:paragraph-rsid="00471247" style:font-size-asian="11pt" style:font-weight-asian="normal" style:font-size-complex="11pt" style:font-weight-complex="normal"/>
    </style:style>
    <style:style style:name="P30" style:family="paragraph" style:parent-style-name="Table_20_Contents">
      <style:text-properties fo:font-size="11pt" fo:font-weight="normal" officeooo:rsid="004ace01" officeooo:paragraph-rsid="004ace01" style:font-size-asian="11pt" style:font-weight-asian="normal" style:font-size-complex="11pt" style:font-weight-complex="normal"/>
    </style:style>
    <style:style style:name="P31" style:family="paragraph" style:parent-style-name="Table_20_Contents" style:list-style-name="L5">
      <style:text-properties fo:font-size="11pt" fo:font-weight="normal" officeooo:rsid="00b2493f" officeooo:paragraph-rsid="016ba508" style:font-size-asian="9.60000038146973pt" style:font-weight-asian="normal" style:font-size-complex="11pt" style:font-weight-complex="normal"/>
    </style:style>
    <style:style style:name="P32" style:family="paragraph" style:parent-style-name="Table_20_Contents" style:list-style-name="L5">
      <style:text-properties fo:font-size="11pt" fo:font-weight="normal" officeooo:rsid="00c1b352" officeooo:paragraph-rsid="016ba508" style:font-size-asian="9.60000038146973pt" style:font-weight-asian="normal" style:font-size-complex="11pt" style:font-weight-complex="normal"/>
    </style:style>
    <style:style style:name="P33" style:family="paragraph" style:parent-style-name="Table_20_Contents">
      <style:text-properties fo:font-size="11pt" fo:font-style="italic" fo:font-weight="normal" officeooo:rsid="00733783" officeooo:paragraph-rsid="016ba508" style:font-size-asian="11pt" style:font-style-asian="italic" style:font-weight-asian="normal" style:font-size-complex="11pt" style:font-style-complex="italic" style:font-weight-complex="normal"/>
    </style:style>
    <style:style style:name="P34" style:family="paragraph" style:parent-style-name="Table_20_Contents" style:list-style-name="L4">
      <style:text-properties fo:font-size="11pt" fo:font-style="italic" fo:font-weight="normal" officeooo:rsid="0088a3a1" officeooo:paragraph-rsid="016ba508" style:font-size-asian="11pt" style:font-style-asian="italic" style:font-weight-asian="normal" style:font-size-complex="11pt" style:font-style-complex="italic" style:font-weight-complex="normal"/>
    </style:style>
    <style:style style:name="P35" style:family="paragraph" style:parent-style-name="Table_20_Contents" style:list-style-name="L4">
      <style:text-properties fo:font-size="11pt" fo:font-style="italic" fo:font-weight="normal" officeooo:rsid="008ab3b7" officeooo:paragraph-rsid="016ba508" style:font-size-asian="11pt" style:font-style-asian="italic" style:font-weight-asian="normal" style:font-size-complex="11pt" style:font-style-complex="italic" style:font-weight-complex="normal"/>
    </style:style>
    <style:style style:name="P36" style:family="paragraph" style:parent-style-name="Table_20_Contents" style:list-style-name="L4">
      <style:text-properties fo:font-size="11pt" fo:font-style="italic" fo:font-weight="normal" officeooo:rsid="008d5451" officeooo:paragraph-rsid="016ba508" style:font-size-asian="11pt" style:font-style-asian="italic" style:font-weight-asian="normal" style:font-size-complex="11pt" style:font-style-complex="italic" style:font-weight-complex="normal"/>
    </style:style>
    <style:style style:name="P37" style:family="paragraph" style:parent-style-name="Table_20_Contents" style:list-style-name="L4">
      <style:text-properties fo:font-size="11pt" fo:font-style="italic" fo:font-weight="normal" officeooo:rsid="008e16f2" officeooo:paragraph-rsid="016ba508" style:font-size-asian="11pt" style:font-style-asian="italic" style:font-weight-asian="normal" style:font-size-complex="11pt" style:font-style-complex="italic" style:font-weight-complex="normal"/>
    </style:style>
    <style:style style:name="P38" style:family="paragraph" style:parent-style-name="Table_20_Contents">
      <style:text-properties fo:font-size="11pt" fo:font-style="italic" fo:font-weight="normal" officeooo:rsid="007003f3" officeooo:paragraph-rsid="016ba508" style:font-size-asian="11pt" style:font-style-asian="italic" style:font-weight-asian="normal" style:font-size-complex="11pt" style:font-style-complex="italic" style:font-weight-complex="normal"/>
    </style:style>
    <style:style style:name="P39" style:family="paragraph" style:parent-style-name="Table_20_Contents">
      <style:text-properties fo:font-size="11pt" fo:font-style="italic" fo:font-weight="normal" officeooo:rsid="00c32608" officeooo:paragraph-rsid="016ba508" style:font-size-asian="11pt" style:font-style-asian="italic" style:font-weight-asian="normal" style:font-size-complex="11pt" style:font-style-complex="italic" style:font-weight-complex="normal"/>
    </style:style>
    <style:style style:name="P40" style:family="paragraph" style:parent-style-name="Table_20_Contents">
      <style:text-properties fo:font-size="11pt" fo:font-style="italic" fo:font-weight="normal" officeooo:rsid="00faf0e9" officeooo:paragraph-rsid="016ba508" style:font-size-asian="11pt" style:font-style-asian="italic" style:font-weight-asian="normal" style:font-size-complex="11pt" style:font-style-complex="italic" style:font-weight-complex="normal"/>
    </style:style>
    <style:style style:name="P41" style:family="paragraph" style:parent-style-name="Table_20_Contents">
      <style:text-properties fo:font-size="11pt" fo:font-style="italic" fo:font-weight="normal" officeooo:rsid="012f7c0c" officeooo:paragraph-rsid="016ba508" style:font-size-asian="11pt" style:font-style-asian="italic" style:font-weight-asian="normal" style:font-size-complex="11pt" style:font-style-complex="italic" style:font-weight-complex="normal"/>
    </style:style>
    <style:style style:name="P42" style:family="paragraph" style:parent-style-name="Table_20_Contents" style:list-style-name="L6">
      <style:text-properties fo:font-size="11pt" fo:font-style="normal" fo:font-weight="normal" officeooo:rsid="00d96e3c" officeooo:paragraph-rsid="016ba508" style:font-size-asian="9.60000038146973pt" style:font-style-asian="normal" style:font-weight-asian="normal" style:font-size-complex="11pt" style:font-style-complex="normal" style:font-weight-complex="normal"/>
    </style:style>
    <style:style style:name="P43" style:family="paragraph" style:parent-style-name="Table_20_Contents" style:list-style-name="L6">
      <style:text-properties fo:font-size="11pt" fo:font-style="normal" fo:font-weight="normal" officeooo:rsid="00d97de3" officeooo:paragraph-rsid="016ba508" style:font-size-asian="9.60000038146973pt" style:font-style-asian="normal" style:font-weight-asian="normal" style:font-size-complex="11pt" style:font-style-complex="normal" style:font-weight-complex="normal"/>
    </style:style>
    <style:style style:name="P44" style:family="paragraph" style:parent-style-name="Table_20_Contents" style:list-style-name="L6">
      <style:text-properties fo:font-size="11pt" fo:font-style="normal" fo:font-weight="normal" officeooo:rsid="00e0c196" officeooo:paragraph-rsid="016ba508" style:font-size-asian="9.60000038146973pt" style:font-style-asian="normal" style:font-weight-asian="normal" style:font-size-complex="11pt" style:font-style-complex="normal" style:font-weight-complex="normal"/>
    </style:style>
    <style:style style:name="P45" style:family="paragraph" style:parent-style-name="Table_20_Contents" style:list-style-name="L7">
      <style:text-properties fo:font-size="11pt" fo:font-style="normal" fo:font-weight="normal" officeooo:rsid="011e8052" officeooo:paragraph-rsid="016ba508" style:font-size-asian="9.60000038146973pt" style:font-style-asian="normal" style:font-weight-asian="normal" style:font-size-complex="11pt" style:font-style-complex="normal" style:font-weight-complex="normal"/>
    </style:style>
    <style:style style:name="P46" style:family="paragraph" style:parent-style-name="Table_20_Contents" style:list-style-name="L7">
      <style:text-properties fo:font-size="11pt" fo:font-style="normal" fo:font-weight="normal" officeooo:rsid="011edd02" officeooo:paragraph-rsid="016ba508" style:font-size-asian="9.60000038146973pt" style:font-style-asian="normal" style:font-weight-asian="normal" style:font-size-complex="11pt" style:font-style-complex="normal" style:font-weight-complex="normal"/>
    </style:style>
    <style:style style:name="P47" style:family="paragraph" style:parent-style-name="Table_20_Contents" style:list-style-name="L7">
      <style:text-properties fo:font-size="11pt" fo:font-style="normal" fo:font-weight="normal" officeooo:rsid="012b9445" officeooo:paragraph-rsid="016ba508" style:font-size-asian="9.60000038146973pt" style:font-style-asian="normal" style:font-weight-asian="normal" style:font-size-complex="11pt" style:font-style-complex="normal" style:font-weight-complex="normal"/>
    </style:style>
    <style:style style:name="P48" style:family="paragraph" style:parent-style-name="Table_20_Contents" style:list-style-name="L8">
      <style:text-properties fo:font-size="11pt" fo:font-style="normal" fo:font-weight="normal" officeooo:rsid="01344184" officeooo:paragraph-rsid="016ba508" style:font-size-asian="9.60000038146973pt" style:font-style-asian="normal" style:font-weight-asian="normal" style:font-size-complex="11pt" style:font-style-complex="normal" style:font-weight-complex="normal"/>
    </style:style>
    <style:style style:name="P49" style:family="paragraph" style:parent-style-name="Table_20_Contents">
      <style:text-properties fo:font-size="11pt" officeooo:paragraph-rsid="0045dc6d" style:font-size-asian="11pt" style:font-size-complex="11pt"/>
    </style:style>
    <style:style style:name="P50" style:family="paragraph" style:parent-style-name="Table_20_Contents">
      <style:text-properties officeooo:rsid="00990717" officeooo:paragraph-rsid="016ba508"/>
    </style:style>
    <style:style style:name="P51" style:family="paragraph" style:parent-style-name="Table_20_Contents">
      <style:text-properties officeooo:rsid="00c32608" officeooo:paragraph-rsid="016ba508"/>
    </style:style>
    <style:style style:name="P52" style:family="paragraph" style:parent-style-name="Table_20_Contents">
      <style:text-properties officeooo:rsid="00e75caf" officeooo:paragraph-rsid="016ba508"/>
    </style:style>
    <style:style style:name="P53" style:family="paragraph" style:parent-style-name="Table_20_Contents">
      <style:text-properties officeooo:rsid="012c8e34" officeooo:paragraph-rsid="016ba508"/>
    </style:style>
    <style:style style:name="P54" style:family="paragraph" style:parent-style-name="Text_20_body">
      <style:text-properties officeooo:paragraph-rsid="000aad7b"/>
    </style:style>
    <style:style style:name="P55" style:family="paragraph" style:parent-style-name="Text_20_body">
      <style:text-properties officeooo:paragraph-rsid="0020d058"/>
    </style:style>
    <style:style style:name="P56" style:family="paragraph" style:parent-style-name="Text_20_body">
      <style:text-properties fo:font-size="11pt" officeooo:rsid="0045dc6d" officeooo:paragraph-rsid="0045dc6d" style:font-size-asian="11pt" style:font-size-complex="11pt"/>
    </style:style>
    <style:style style:name="P57" style:family="paragraph" style:parent-style-name="Text_20_body">
      <style:text-properties fo:color="#ffffff" loext:opacity="100%" officeooo:rsid="000aad7b" officeooo:paragraph-rsid="000aad7b"/>
    </style:style>
    <style:style style:name="P58" style:family="paragraph" style:parent-style-name="Text_20_body">
      <style:text-properties fo:color="#ffffff" loext:opacity="100%" officeooo:rsid="000da760" officeooo:paragraph-rsid="000da760"/>
    </style:style>
    <style:style style:name="P59" style:family="paragraph" style:parent-style-name="Text_20_body">
      <style:text-properties fo:color="#ffffff" loext:opacity="100%" officeooo:paragraph-rsid="001bf1cd"/>
    </style:style>
    <style:style style:name="P60" style:family="paragraph" style:parent-style-name="Text_20_body">
      <style:text-properties fo:color="#ffffff" loext:opacity="100%" officeooo:rsid="013b0d5a" officeooo:paragraph-rsid="016ba508"/>
    </style:style>
    <style:style style:name="P61" style:family="paragraph">
      <loext:graphic-properties draw:fill-color="#333333"/>
    </style:style>
    <style:style style:name="T1" style:family="text">
      <style:text-properties fo:font-weight="bold" style:font-weight-asian="bold" style:font-weight-complex="bold"/>
    </style:style>
    <style:style style:name="T2" style:family="text">
      <style:text-properties fo:font-weight="bold" officeooo:rsid="0045dc6d" style:font-weight-asian="bold" style:font-weight-complex="bold"/>
    </style:style>
    <style:style style:name="T3" style:family="text">
      <style:text-properties fo:font-style="normal" style:font-style-asian="normal" style:font-style-complex="normal"/>
    </style:style>
    <style:style style:name="T4" style:family="text">
      <style:text-properties officeooo:rsid="00c25678"/>
    </style:style>
    <style:style style:name="T5" style:family="text">
      <style:text-properties officeooo:rsid="01346e1c"/>
    </style:style>
    <style:style style:name="T6" style:family="text">
      <style:text-properties officeooo:rsid="013f545d"/>
    </style:style>
    <style:style style:name="T7" style:family="text">
      <style:text-properties officeooo:rsid="014bac4f"/>
    </style:style>
    <style:style style:name="T8" style:family="text">
      <style:text-properties fo:color="#ffffff" loext:opacity="100%"/>
    </style:style>
    <style:style style:name="T9" style:family="text">
      <style:text-properties fo:color="#ffffff" loext:opacity="100%" officeooo:rsid="013f545d"/>
    </style:style>
    <style:style style:name="T10" style:family="text">
      <style:text-properties fo:color="#ffffff" loext:opacity="100%" fo:font-weight="bold" officeooo:rsid="000aad7b" style:font-weight-asian="bold" style:font-weight-complex="bold"/>
    </style:style>
    <style:style style:name="T11" style:family="text">
      <style:text-properties fo:color="#ffffff" loext:opacity="100%" officeooo:rsid="000aad7b"/>
    </style:style>
    <style:style style:name="T12" style:family="text">
      <style:text-properties fo:color="#ffffff" loext:opacity="100%" officeooo:rsid="000da760"/>
    </style:style>
    <style:style style:name="T13" style:family="text">
      <style:text-properties fo:color="#ffffff" loext:opacity="100%" fo:font-style="italic" style:font-style-asian="italic" style:font-style-complex="italic"/>
    </style:style>
    <style:style style:name="T14" style:family="text">
      <style:text-properties fo:color="#ffffff" loext:opacity="100%" fo:font-style="italic" officeooo:rsid="013f545d" style:font-style-asian="italic" style:font-style-complex="italic"/>
    </style:style>
    <style:style style:name="T15" style:family="text">
      <style:text-properties fo:color="#ffffff" loext:opacity="100%" fo:font-style="normal" style:font-style-asian="normal" style:font-style-complex="normal"/>
    </style:style>
    <style:style style:name="T16" style:family="text">
      <style:text-properties fo:color="#ffffff" loext:opacity="100%" fo:font-style="normal" officeooo:rsid="013f545d" style:font-style-asian="normal" style:font-style-complex="normal"/>
    </style:style>
    <style:style style:name="T17" style:family="text">
      <style:text-properties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333333" draw:textarea-horizontal-align="justify" draw:textarea-vertical-align="middle" draw:auto-grow-height="false" fo:min-height="29.737cm" fo:min-width="6.981cm"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h text:style-name="P2" text:outline-level="2">Benjamin Pearce</text:h>
            <text:p text:style-name="P1">Contact</text:p>
            <text:p text:style-name="P57"><text:span text:style-name="T1">Address:</text:span> 25 Welbeck Rise, Harpenden, Hertfordshire, AL5 1RT</text:p>
            <text:p text:style-name="P54"><text:span text:style-name="T10">Email:</text:span><text:span text:style-name="T11"> ben.pearce25@gmail.com</text:span></text:p>
            <text:p text:style-name="P54"><text:span text:style-name="T10">Portfolio:</text:span><text:span text:style-name="T11"> </text:span><text:span text:style-name="T12">https://benp99.github.io/portfolio/</text:span></text:p>
            <text:p text:style-name="P58"><text:span text:style-name="T1">Mobile:</text:span> 07443479846</text:p>
            <text:p text:style-name="P1">Skills</text:p>
            <text:list xml:id="list1363947893" text:style-name="L1">
              <text:list-item>
                <text:p text:style-name="P4">Unity (2D and 3D)</text:p>
              </text:list-item>
              <text:list-item>
                <text:p text:style-name="P4">C#</text:p>
              </text:list-item>
              <text:list-item>
                <text:p text:style-name="P4">Visual Studio</text:p>
              </text:list-item>
              <text:list-item>
                <text:p text:style-name="P4">C and C++</text:p>
              </text:list-item>
              <text:list-item>
                <text:p text:style-name="P4">Java</text:p>
              </text:list-item>
              <text:list-item>
                <text:p text:style-name="P4">Python</text:p>
              </text:list-item>
              <text:list-item>
                <text:p text:style-name="P4">HTML</text:p>
              </text:list-item>
              <text:list-item>
                <text:p text:style-name="P4">CSS and SASS</text:p>
              </text:list-item>
              <text:list-item>
                <text:p text:style-name="P4">JavaScript and Typescript</text:p>
              </text:list-item>
              <text:list-item>
                <text:p text:style-name="P4">Angular JS</text:p>
              </text:list-item>
              <text:list-item>
                <text:p text:style-name="P4">jQuery</text:p>
              </text:list-item>
              <text:list-item>
                <text:p text:style-name="P4">SQL</text:p>
              </text:list-item>
              <text:list-item>
                <text:p text:style-name="P4">Azure</text:p>
              </text:list-item>
              <text:list-item>
                <text:p text:style-name="P4">GitHub and GitBash</text:p>
              </text:list-item>
              <text:list-item>
                <text:p text:style-name="P4">Microsoft Office Programs</text:p>
              </text:list-item>
              <text:list-item>
                <text:p text:style-name="P5">Libre Office Programs</text:p>
              </text:list-item>
              <text:list-item>
                <text:p text:style-name="P4">Photoshop</text:p>
              </text:list-item>
              <text:list-item>
                <text:p text:style-name="P6">Agile Methodologies</text:p>
                <text:list>
                  <text:list-item>
                    <text:p text:style-name="P7">SCRUM</text:p>
                  </text:list-item>
                </text:list>
              </text:list-item>
            </text:list>
            <text:p text:style-name="P1">Awards</text:p>
            <text:p text:style-name="P59">Nominated for BCS Innovation Award for BSc Final Project</text:p>
            <text:p text:style-name="P59">School Graduation Prize for achieving an exceptionally high result (University of Hertfordshire) </text:p>
            <text:p text:style-name="P1">Hobbies</text:p>
            <text:list xml:id="list202014364" text:style-name="L2">
              <text:list-item>
                <text:p text:style-name="P8">Make and produces music using FL Studio</text:p>
              </text:list-item>
              <text:list-item>
                <text:p text:style-name="P8">Played Squash</text:p>
              </text:list-item>
              <text:list-item>
                <text:p text:style-name="P8">Studied Ju Jitsu, a form of Martial Arts</text:p>
              </text:list-item>
              <text:list-item>
                <text:p text:style-name="P9"><draw:custom-shape text:anchor-type="paragraph" draw:z-index="0" draw:name="Shape 1" draw:style-name="gr1" draw:text-style-name="P61" svg:width="6.982cm" svg:height="29.738cm" svg:x="-0.836cm" svg:y="-24.735cm"><text:p/><draw:enhanced-geometry svg:viewBox="0 0 21600 21600" draw:mirror-horizontal="false" draw:mirror-vertical="false" draw:type="rectangle" draw:enhanced-path="M 0 0 L 21600 0 21600 21600 0 21600 0 0 Z N"/></draw:custom-shape>Design and develop projects in my spare time, like games and my portfolio</text:p>
              </text:list-item>
              <text:list-item>
                <text:p text:style-name="P10">Video Games</text:p>
              </text:list-item>
            </text:list>
            <text:p text:style-name="P1"><text:soft-page-break/>Languages</text:p>
            <text:p text:style-name="P60"><draw:custom-shape text:anchor-type="paragraph" draw:z-index="1" draw:name="Shape 2" draw:style-name="gr1" draw:text-style-name="P61" svg:width="6.982cm" svg:height="29.738cm" svg:x="-0.836cm" svg:y="-24.735cm"><text:p/><draw:enhanced-geometry svg:viewBox="0 0 21600 21600" draw:mirror-horizontal="false" draw:mirror-vertical="false" draw:type="rectangle" draw:enhanced-path="M 0 0 L 21600 0 21600 21600 0 21600 0 0 Z N"/></draw:custom-shape>English</text:p>
            <text:p text:style-name="P1">References</text:p>
            <text:p text:style-name="P12">Mr. Sam Liddy<text:span text:style-name="T17"> </text:span></text:p>
            <text:p text:style-name="CV_20_Ref_20_Text"><text:span text:style-name="T8">Email: sam.liddy@earcu.com</text:span> </text:p>
            <text:p text:style-name="P11">Miss. Joanne Smith</text:p>
            <text:p text:style-name="CV_20_Ref_20_Text"><text:span text:style-name="T15">Email: Joanne.Smith1@hertfordshire.gov.u</text:span><text:span text:style-name="T16">k</text:span><text:span text:style-name="T6"> </text:span></text:p>
          </table:table-cell>
          <table:table-cell table:style-name="Table1.A1" office:value-type="string">
            <text:p text:style-name="CV_20_Title">Personal Summary</text:p>
            <text:p text:style-name="P55">I am a passionate developer which my specialities being games and website development. One of my biggest achievements was the completion of my three year course at the University of Hertfordshire, the course being BSc (Hons) Computer Science (Software Engineering) which I completed with a 1st.</text:p>
            <text:p text:style-name="P55">As this course had a specialisation in software engineering I learnt a lot about the principles and practices which I still use to this day. As a highly motivated and experienced developer, both in professional work environments and personal projects, I have gained experience with games and website development proven by the projects shown in my portfolio and the professional work experience I have gained. Because of this experience I have a proven ability to work within teams of developers to produce quality solutions, but also the ability to learn and adapt in new work environments.</text:p>
            <text:p text:style-name="CV_20_Title">Education and Qualifications</text:p>
            <table:table table:name="Table4" table:style-name="Table4">
              <table:table-column table:style-name="Table4.A"/>
              <table:table-column table:style-name="Table4.B"/>
              <table:table-row>
                <table:table-cell table:style-name="Table4.A1" office:value-type="string">
                  <text:p text:style-name="P13">2017-2021</text:p>
                </table:table-cell>
                <table:table-cell table:style-name="Table4.A1" office:value-type="string">
                  <text:p text:style-name="P22"><text:span text:style-name="T2">University of Hertfordshire</text:span></text:p>
                  <text:p text:style-name="P49">Course: BSc (Hons) Computer Science (Software Engineering)</text:p>
                  <text:p text:style-name="P56">Achieved First Class</text:p>
                </table:table-cell>
              </table:table-row>
              <table:table-row>
                <table:table-cell table:style-name="Table4.A1" office:value-type="string">
                  <text:p text:style-name="P23">2015-2017</text:p>
                </table:table-cell>
                <table:table-cell table:style-name="Table4.A1" office:value-type="string">
                  <text:p text:style-name="P14">Bedford College</text:p>
                  <text:p text:style-name="P29">Course: BTEC Level 3 Diploma in IT</text:p>
                  <text:p text:style-name="P29">Achieved Double Grade Distinction* Distinction*</text:p>
                </table:table-cell>
              </table:table-row>
              <table:table-row>
                <table:table-cell table:style-name="Table4.A1" office:value-type="string">
                  <text:p text:style-name="P24">2010-2015</text:p>
                </table:table-cell>
                <table:table-cell table:style-name="Table4.A1" office:value-type="string">
                  <text:p text:style-name="P15">Sir John Lawes</text:p>
                  <text:p text:style-name="P30">GCSE</text:p>
                </table:table-cell>
              </table:table-row>
            </table:table>
            <text:p text:style-name="CV_20_Title">Work Experience</text:p>
            <table:table table:name="Table5" table:style-name="Table5">
              <table:table-column table:style-name="Table5.A"/>
              <table:table-column table:style-name="Table5.B"/>
              <table:table-row>
                <table:table-cell table:style-name="Table5.A1" office:value-type="string">
                  <text:p text:style-name="P25">July 2021-Present</text:p>
                </table:table-cell>
                <table:table-cell table:style-name="Table5.A1" office:value-type="string">
                  <text:p text:style-name="P16">Web Developer</text:p>
                  <text:p text:style-name="P38">Iken</text:p>
                  <text:list text:style-name="L3">
                    <text:list-item>
                      <text:p text:style-name="P27">Agile SCRUM environment</text:p>
                    </text:list-item>
                    <text:list-item>
                      <text:p text:style-name="P27">Weekly sprint meetings</text:p>
                    </text:list-item>
                    <text:list-item>
                      <text:p text:style-name="P27">Daily SCRUM meetings</text:p>
                    </text:list-item>
                    <text:list-item>
                      <text:p text:style-name="P28">Meetings for acceptance criteria for user stories</text:p>
                    </text:list-item>
                    <text:list-item>
                      <text:p text:style-name="P27">Develop new features stated in User Stories</text:p>
                    </text:list-item>
                    <text:list-item>
                      <text:p text:style-name="P27">Fix raised bugs</text:p>
                    </text:list-item>
                    <text:list-item>
                      <text:p text:style-name="P27">Review pull requests of work committed by other developers</text:p>
                    </text:list-item>
                  </text:list>
                </table:table-cell>
              </table:table-row>
              <table:table-row>
                <table:table-cell table:style-name="Table5.A1" office:value-type="string">
                  <text:p text:style-name="P26">August 2019-July 202<text:span text:style-name="T7">0</text:span></text:p>
                </table:table-cell>
                <table:table-cell table:style-name="Table5.A1" office:value-type="string">
                  <text:p text:style-name="P17">Front End Developer</text:p>
                  <text:p text:style-name="P33">eArcu</text:p>
                  <text:list text:style-name="L4">
                    <text:list-item>
                      <text:p text:style-name="P34"><text:span text:style-name="T3">Develop recruitment sites for clients</text:span></text:p>
                    </text:list-item>
                    <text:list-item>
                      <text:p text:style-name="P37"><text:span text:style-name="T3">Talk with product and clients about designs and requirements for new sites</text:span></text:p>
                    </text:list-item>
                    <text:list-item>
                      <text:p text:style-name="P35"><text:span text:style-name="T3">QA other developers work on other recruitment sites</text:span></text:p>
                    </text:list-item>
                    <text:list-item>
                      <text:p text:style-name="P36"><text:span text:style-name="T3">Fix bugs on existing recruitment sites</text:span></text:p>
                    </text:list-item>
                  </text:list>
                </table:table-cell>
              </table:table-row>
              <table:table-row>
                <table:table-cell table:style-name="Table5.A1" office:value-type="string">
                  <text:p text:style-name="P50">January 2019-January 2021</text:p>
                </table:table-cell>
                <table:table-cell table:style-name="Table5.A1" office:value-type="string">
                  <text:p text:style-name="P18">Freelance Web Developer</text:p>
                  <text:list text:style-name="L5">
                    <text:list-item>
                      <text:p text:style-name="P31">Meeting with client for designs and requirements for the site</text:p>
                    </text:list-item>
                    <text:list-item>
                      <text:p text:style-name="P31">Meetings with client to update on the sites progress</text:p>
                    </text:list-item>
                    <text:list-item>
                      <text:p text:style-name="P31">Develop a website for the client (link to the site on my portfolio)</text:p>
                    </text:list-item>
                    <text:list-item>
                      <text:p text:style-name="P32"><text:soft-page-break/>Helping client host the finished site <text:span text:style-name="T4">on a hosting service</text:span></text:p>
                    </text:list-item>
                  </text:list>
                </table:table-cell>
              </table:table-row>
              <table:table-row>
                <table:table-cell table:style-name="Table5.A1" office:value-type="string">
                  <text:p text:style-name="P51">February 2017</text:p>
                </table:table-cell>
                <table:table-cell table:style-name="Table5.A1" office:value-type="string">
                  <text:p text:style-name="P19">Infrastructure Engineer</text:p>
                  <text:p text:style-name="P39">Lumesse Ltd</text:p>
                  <text:list text:style-name="L6">
                    <text:list-item>
                      <text:p text:style-name="P42">Take apart old servers in the company’s server room, removing unused RAM needed for other devices</text:p>
                    </text:list-item>
                    <text:list-item>
                      <text:p text:style-name="P43">Deleting old logical drives</text:p>
                    </text:list-item>
                    <text:list-item>
                      <text:p text:style-name="P44">Other maintenance on older devices</text:p>
                    </text:list-item>
                  </text:list>
                </table:table-cell>
              </table:table-row>
              <table:table-row>
                <table:table-cell table:style-name="Table5.A1" office:value-type="string">
                  <text:p text:style-name="P52">February 2016</text:p>
                </table:table-cell>
                <table:table-cell table:style-name="Table5.A1" office:value-type="string">
                  <text:p text:style-name="P20">Customer Service</text:p>
                  <text:p text:style-name="P40">Barclays Bank</text:p>
                  <text:list text:style-name="L7">
                    <text:list-item>
                      <text:p text:style-name="P45">Helping people work ATMs</text:p>
                    </text:list-item>
                    <text:list-item>
                      <text:p text:style-name="P46">Shadowing front desk</text:p>
                    </text:list-item>
                    <text:list-item>
                      <text:p text:style-name="P47">Other customer facing roles</text:p>
                    </text:list-item>
                  </text:list>
                </table:table-cell>
              </table:table-row>
              <table:table-row>
                <table:table-cell table:style-name="Table5.A1" office:value-type="string">
                  <text:p text:style-name="P53">June 2014</text:p>
                </table:table-cell>
                <table:table-cell table:style-name="Table5.A1" office:value-type="string">
                  <text:p text:style-name="P21">Front End Developer</text:p>
                  <text:p text:style-name="P41">Lumesse Ltd</text:p>
                  <text:list text:style-name="L8">
                    <text:list-item>
                      <text:p text:style-name="P48">Develop recruitment sites for clients, frontend and datab<text:span text:style-name="T5">a</text:span>se</text:p>
                    </text:list-item>
                  </text:list>
                </table:table-cell>
              </table:table-row>
            </table:table>
            <text:p text:style-name="P3"/>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V_20_Title" style:display-name="CV Title" style:family="paragraph" style:parent-style-name="Standard" style:master-page-name="">
      <style:paragraph-properties fo:margin-top="0cm" fo:margin-bottom="0.101cm" style:contextual-spacing="false" fo:line-height="100%" style:page-number="auto" fo:padding="0.049cm" fo:border-left="none" fo:border-right="none" fo:border-top="none" fo:border-bottom="0.79pt solid #000000"/>
      <style:text-properties fo:font-size="14pt" fo:font-weight="bold"/>
    </style:style>
    <style:style style:name="CV_20_Title_20_White" style:display-name="CV Title White" style:family="paragraph" style:parent-style-name="Standard">
      <style:paragraph-properties fo:margin-top="0cm" fo:margin-bottom="0.101cm" style:contextual-spacing="false" fo:padding="0.049cm" fo:border-left="none" fo:border-right="none" fo:border-top="none" fo:border-bottom="0.79pt solid #ffffff"/>
      <style:text-properties fo:font-size="14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V_20_Ref_20_Text" style:display-name="CV Ref Text" style:family="paragraph" style:parent-style-name="Standard" style:master-page-name="">
      <style:paragraph-properties fo:margin-top="0cm" fo:margin-bottom="0.199cm" style:contextual-spacing="false" style:page-number="auto"/>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5T20:00:46.181000000</meta:creation-date>
    <dc:date>2023-04-25T22:32:26.686000000</dc:date>
    <meta:editing-duration>PT2H27M49S</meta:editing-duration>
    <meta:editing-cycles>122</meta:editing-cycles>
    <meta:generator>LibreOffice/7.4.2.3$Windows_X86_64 LibreOffice_project/382eef1f22670f7f4118c8c2dd222ec7ad009daf</meta:generator>
    <meta:document-statistic meta:table-count="3" meta:image-count="0" meta:object-count="0" meta:page-count="2" meta:paragraph-count="97" meta:word-count="541" meta:character-count="3310" meta:non-whitespace-character-count="2908"/>
  </office:meta>
</office:document-meta>
</file>